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WriterToBytesTest.testLargeStrToByt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rializeWriterToBytesTest.testLargeStrWriteToE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rializeWriterToBytesTest.createTestSt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ializeWriterToBytesTest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